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661in"/>
    </style:style>
    <style:style style:name="co3" style:family="table-column">
      <style:table-column-properties fo:break-before="auto" style:column-width="8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UNTY_NM</text:p>
          </table:table-cell>
          <table:table-cell office:value-type="string" calcext:value-type="string">
            <text:p>domain</text:p>
          </table:table-cell>
          <table:table-cell/>
          <table:table-cell office:value-type="string" calcext:value-type="string">
            <text:p>USES PARCEL NO?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lue.kingcounty.com</text:p>
          </table:table-cell>
          <table:table-cell office:value-type="string" calcext:value-type="string">
            <text:p>https://blue.kingcounty.com/Assessor/eRealProperty/Dashboard.aspx?ParcelNbr=22260590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atip.piercecountywa.gov</text:p>
          </table:table-cell>
          <table:table-cell office:value-type="string" calcext:value-type="string">
            <text:p>https://atip.piercecountywa.gov/app/v2/propertyDetail/9035000120/summa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homish</text:p>
          </table:table-cell>
          <table:table-cell office:value-type="string" calcext:value-type="string">
            <text:p>snoco.org</text:p>
          </table:table-cell>
          <table:table-cell office:value-type="string" calcext:value-type="string">
            <text:p>https://www.snoco.org/proptax/search.aspx?parcel_number=008239000006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cp.spokanecounty.org</text:p>
          </table:table-cell>
          <table:table-cell office:value-type="string" calcext:value-type="string">
            <text:p>https://cp.spokanecounty.org/SCOUT/propertyinformation/Summary.aspx?PID=01013.90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is.clark.wa.gov</text:p>
          </table:table-cell>
          <table:table-cell office:value-type="string" calcext:value-type="string">
            <text:p>https://gis.clark.wa.gov/gishome/property/?pid=FindSN&amp;account=18642502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Kitsap</text:p>
          </table:table-cell>
          <table:table-cell office:value-type="string" calcext:value-type="string">
            <text:p>psearch.kitsap.gov</text:p>
          </table:table-cell>
          <table:table-cell office:value-type="string" calcext:value-type="string">
            <text:p>https://psearch.kitsap.gov/pdetails/Details?parcel=062602-3-005-200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urston</text:p>
          </table:table-cell>
          <table:table-cell office:value-type="string" calcext:value-type="string">
            <text:p>tcproperty.co.thurston.wa.us</text:p>
          </table:table-cell>
          <table:table-cell office:value-type="string" calcext:value-type="string">
            <text:p>https://tcproperty.co.thurston.wa.us/propsql/basic.asp?fe=PR&amp;pn=09010001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property.whatcomcounty.us</text:p>
          </table:table-cell>
          <table:table-cell office:value-type="string" calcext:value-type="string">
            <text:p>https://property.whatcomcounty.us/propertyaccess/Property.aspx?cid=0&amp;year=2025&amp;prop_id=5549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akima</text:p>
          </table:table-cell>
          <table:table-cell office:value-type="string" calcext:value-type="string">
            <text:p>property.spatialest.com</text:p>
          </table:table-cell>
          <table:table-cell office:value-type="string" calcext:value-type="string">
            <text:p>https://property.spatialest.com/wa/yakima#/map/search?term=230923135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grantwa-taxsifter.publicaccessnow.com</text:p>
          </table:table-cell>
          <table:table-cell office:value-type="string" calcext:value-type="string">
            <text:p>https://grantwa-taxsifter.publicaccessnow.com/Search/Results.aspx?q=0708053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string" calcext:value-type="string">
            <text:p>property.spatialest.com</text:p>
          </table:table-cell>
          <table:table-cell office:value-type="string" calcext:value-type="string">
            <text:p>https://property.spatialest.com/wa/benton#/property/29367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kagit</text:p>
          </table:table-cell>
          <table:table-cell office:value-type="string" calcext:value-type="string">
            <text:p>skagitcounty.net</text:p>
          </table:table-cell>
          <table:table-cell office:value-type="string" calcext:value-type="string">
            <text:p>https://skagitcounty.net/Search/Property/?id=P1152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graysharborwa-taxsifter.publicaccessnow.com</text:p>
          </table:table-cell>
          <table:table-cell office:value-type="string" calcext:value-type="string">
            <text:p>https://graysharborwa-taxsifter.publicaccessnow.com/Search/Results.aspx?q=01010010010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string" calcext:value-type="string">
            <text:p>property.masoncountywa.gov</text:p>
          </table:table-cell>
          <table:table-cell office:value-type="string" calcext:value-type="string">
            <text:p>https://property.masoncountywa.gov/TaxSifter/Search/Results.aspx?q=21901-51-000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parcels.lewiscountywa.gov</text:p>
          </table:table-cell>
          <table:table-cell office:value-type="string" calcext:value-type="string">
            <text:p>https://parcels.lewiscountywa.gov/039105000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cowlitzinfo.net</text:p>
          </table:table-cell>
          <table:table-cell office:value-type="string" calcext:value-type="string">
            <text:p>https://cowlitzinfo.net/CowlitzPropertyApp/CowlitzPropertyApp/Zoner/property_detail?prop_id=309017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pacificwa-taxsifter.publicaccessnow.com</text:p>
          </table:table-cell>
          <table:table-cell office:value-type="string" calcext:value-type="string">
            <text:p>https://pacificwa-taxsifter.publicaccessnow.com/Search/Results.aspx?q=151118210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assessor.islandcountywa.gov</text:p>
          </table:table-cell>
          <table:table-cell office:value-type="string" calcext:value-type="string">
            <text:p>https://assessor.islandcountywa.gov/propertyaccess/Property.aspx?cid=0&amp;year=2025&amp;prop_id=823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kanogan</text:p>
          </table:table-cell>
          <table:table-cell office:value-type="string" calcext:value-type="string">
            <text:p>okanoganwa-taxsifter.publicaccessnow.com</text:p>
          </table:table-cell>
          <table:table-cell office:value-type="string" calcext:value-type="string">
            <text:p>https://okanoganwa-taxsifter.publicaccessnow.com/Search/Results.aspx?q=40300140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allam</text:p>
          </table:table-cell>
          <table:table-cell office:value-type="string" calcext:value-type="string">
            <text:p>websrv22.clallam.net</text:p>
          </table:table-cell>
          <table:table-cell office:value-type="string" calcext:value-type="string">
            <text:p>https://websrv22.clallam.net/propertyaccess/Property.aspx?cid=0&amp;year=2024&amp;prop_id=1243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helan</text:p>
          </table:table-cell>
          <table:table-cell office:value-type="string" calcext:value-type="string">
            <text:p>pacs.co.chelan.wa.us</text:p>
          </table:table-cell>
          <table:table-cell office:value-type="string" calcext:value-type="string">
            <text:p>https://pacs.co.chelan.wa.us/PropertyAccess/Property.aspx?cid=90&amp;year=2025&amp;prop_id=137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evens</text:p>
          </table:table-cell>
          <table:table-cell office:value-type="string" calcext:value-type="string">
            <text:p>propertysearch.trueautomation.com</text:p>
          </table:table-cell>
          <table:table-cell office:value-type="string" calcext:value-type="string">
            <text:p>http://propertysearch.trueautomation.com/PropertyAccess/Property.aspx?cid=0&amp;year=2025&amp;prop_id=100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taxsifter.co.kittitas.wa.us</text:p>
          </table:table-cell>
          <table:table-cell office:value-type="string" calcext:value-type="string">
            <text:p>https://taxsifter.co.kittitas.wa.us/Search/Results.aspx?q=18-18-25056-000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lincolnwa.taxsifter.com</text:p>
          </table:table-cell>
          <table:table-cell office:value-type="string" calcext:value-type="string">
            <text:p>http://lincolnwa.taxsifter.com/Search/results.aspx?q=2435003000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terra.co.franklin.wa.us</text:p>
          </table:table-cell>
          <table:table-cell office:value-type="string" calcext:value-type="string">
            <text:p>http://terra.co.franklin.wa.us/TaxSifter/Assessor.aspx?keyId=1577480&amp;parcelNumber=114181136&amp;typeID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hitman</text:p>
          </table:table-cell>
          <table:table-cell office:value-type="string" calcext:value-type="string">
            <text:p>terrascan.whitmancounty.net</text:p>
          </table:table-cell>
          <table:table-cell office:value-type="string" calcext:value-type="string">
            <text:p>http://terrascan.whitmancounty.net/Taxsifter/Assessor.aspx?keyId=985740&amp;parcelNumber=200004216132902&amp;typeID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trueweb.jeffcowa.us</text:p>
          </table:table-cell>
          <table:table-cell office:value-type="string" calcext:value-type="string">
            <text:p>https://trueweb.jeffcowa.us/propertyaccess/Property.aspx?cid=0&amp;year=2025&amp;prop_id=1000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alla Walla</text:p>
          </table:table-cell>
          <table:table-cell office:value-type="string" calcext:value-type="string">
            <text:p>propertysearch.co.walla-walla.wa.us</text:p>
          </table:table-cell>
          <table:table-cell office:value-type="string" calcext:value-type="string">
            <text:p>https://propertysearch.co.walla-walla.wa.us/PropertyAccess/Property.aspx?cid=0&amp;year=2025&amp;prop_id=2253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douglaswa.taxsifter.com</text:p>
          </table:table-cell>
          <table:table-cell office:value-type="string" calcext:value-type="string">
            <text:p>http://douglaswa.taxsifter.com/Assessor.aspx?keyId=1045347&amp;parcelNumber=07000000504&amp;typeID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ickitat</text:p>
          </table:table-cell>
          <table:table-cell office:value-type="string" calcext:value-type="string">
            <text:p>klickitatcountytreasurer.org</text:p>
          </table:table-cell>
          <table:table-cell office:value-type="string" calcext:value-type="string">
            <text:p>http://www.klickitatcountytreasurer.org/propertyinfo.aspx?parcel_number=051326000007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parcel.sanjuancountywa.gov</text:p>
          </table:table-cell>
          <table:table-cell office:value-type="string" calcext:value-type="string">
            <text:p>https://parcel.sanjuancountywa.gov/PropertyAccess/Property.aspx?cid=0&amp;year=2025&amp;prop_id=100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end Oreille</text:p>
          </table:table-cell>
          <table:table-cell office:value-type="string" calcext:value-type="string">
            <text:p>taweb.pendoreille.org</text:p>
          </table:table-cell>
          <table:table-cell office:value-type="string" calcext:value-type="string">
            <text:p>http://taweb.pendoreille.org/PropertyAccess/Property.aspx?cid=0&amp;year=2025&amp;prop_id=52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office:value-type="string" calcext:value-type="string">
            <text:p>adamswa-taxsifter.publicaccessnow.com</text:p>
          </table:table-cell>
          <table:table-cell office:value-type="string" calcext:value-type="string">
            <text:p>https://adamswa-taxsifter.publicaccessnow.com/Assessor.aspx?keyId=569380&amp;parcelNumber=2038010000001&amp;typeID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otin</text:p>
          </table:table-cell>
          <table:table-cell office:value-type="string" calcext:value-type="string">
            <text:p>propertysearch.trueautomation.com</text:p>
          </table:table-cell>
          <table:table-cell office:value-type="string" calcext:value-type="string">
            <text:p>https://propertysearch.trueautomation.com/PropertyAccess/Property.aspx?cid=10&amp;year=2025&amp;prop_id=908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erry</text:p>
          </table:table-cell>
          <table:table-cell office:value-type="string" calcext:value-type="string">
            <text:p>ferrywa-taxsifter.publicaccessnow.com</text:p>
          </table:table-cell>
          <table:table-cell office:value-type="string" calcext:value-type="string">
            <text:p>https://ferrywa-taxsifter.publicaccessnow.com/Search/Results.aspx?q=633261200010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amania</text:p>
          </table:table-cell>
          <table:table-cell office:value-type="string" calcext:value-type="string">
            <text:p>skamaniawa.taxsifter.com</text:p>
          </table:table-cell>
          <table:table-cell office:value-type="string" calcext:value-type="string">
            <text:p>http://skamaniawa.taxsifter.com/Search/results.aspx?q=0105190005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64.184.153.98</text:p>
          </table:table-cell>
          <table:table-cell office:value-type="string" calcext:value-type="string">
            <text:p>http://64.184.153.98/PropertyAccess/Property.aspx?cid=0&amp;year=2025&amp;prop_id=26565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hkiakum</text:p>
          </table:table-cell>
          <table:table-cell office:value-type="string" calcext:value-type="string">
            <text:p>apo.co.wahkiakum.wa.us</text:p>
          </table:table-cell>
          <table:table-cell office:value-type="string" calcext:value-type="string">
            <text:p>https://apo.co.wahkiakum.wa.us/propertyaccess/Property.aspx?cid=0&amp;year=2025&amp;prop_id=14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Garfield</text:p>
          </table:table-cell>
          <table:table-cell office:value-type="string" calcext:value-type="string">
            <text:p>nemrc.info</text:p>
          </table:table-cell>
          <table:table-cell office:value-type="string" calcext:value-type="string">
            <text:p>https://www.nemrc.info/web_data/wagarf/camadetailT.php?tableName=WAGARFCAMA&amp;prop=10550100711100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A42:Sheet1.A1048576 Sheet1.A1:Sheet1.A39">
            <calcext:condition calcext:apply-style-name="Bad" calcext:value="duplicate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12:18.208619991</meta:creation-date>
    <meta:editing-duration>PT19S</meta:editing-duration>
    <meta:editing-cycles>2</meta:editing-cycles>
    <meta:generator>LibreOffice/7.3.7.2$Linux_X86_64 LibreOffice_project/30$Build-2</meta:generator>
    <dc:date>2025-10-03T14:12:35.172455148</dc:date>
    <meta:document-statistic meta:table-count="1" meta:cell-count="159" meta:object-count="0"/>
  </office:meta>
</office:document-meta>
</file>